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8DE000000AAE1484D2DBDF03D25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language="se" fo:country="NO"/>
    </style:style>
    <style:style style:name="T2" style:family="text">
      <style:text-properties fo:color="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nvandrermonumentet i Vadsø av kunstneren Ensio Seppänen. </text:span></text:p>
      <text:p text:style-name="Standard"><text:span text:style-name="T1">Fylkesordfører Ragnhild Vassvik. Foto: Ekaterina Golitsyna</text:span></text:p>
      <text:p text:style-name="Standard"><text:span text:style-name="T1">Bygningsdetalj fra eldre kvensk/norskfinsk bygg ved Skallhalsen i Vadsø kommune. </text:span></text:p>
      <text:p text:style-name="Standard"><text:span text:style-name="T1">Kvensk/norskfinsk bygning fra 1864 ved Skallhalsen i Vadsø kommune. </text:span></text:p>
      <text:p text:style-name="Standard"><text:span text:style-name="T1">En rekke bygninger med tilknytning til kvensk/norskfinsk kultur er i dag i forfall og står i fare for å forsvinne. Her fra Skallhalsen i Vadsø kommune. </text:span></text:p>
      <text:p text:style-name="Standard"><text:span text:style-name="T1">Den kvenske/norskfinske bygda Golnes i Vadsø kommune. </text:span></text:p>
      <text:p text:style-name="Standard"><text:span text:style-name="T1">Spor etter tradisjonelt laksefiske på Surbukt, Porsanger kommune. </text:span></text:p>
      <text:p text:style-name="Standard"><text:span text:style-name="T1">Fra bygda Skallelv i Vadsø kommune. </text:span></text:p>
      <text:p text:style-name="Standard"><text:span text:style-name="T1">Kvensk institutt i Børselv, Porsanger kommune. </text:span></text:p>
      <text:p text:style-name="Standard"><text:span text:style-name="T1">Tuomainengården i Vadsø. </text:span></text:p>
      <text:p text:style-name="Standard"><text:span text:style-name="T1">Vadsø, illustrasjonsfoto. </text:span></text:p>
      <text:p text:style-name="Standard"><text:span text:style-name="T1">Solgunn Hesjevolls dikt om å ta arvespråket tilbake. Fra en utstilling ved Vadsø museum – Ruija kvenmuseum. .</text:span></text:p>
      <text:p text:style-name="Standard"><text:span text:style-name="T1">Filmvisning av Knut Erik Jensens portrettfilm/dokumentar om Kåre Kivijervi</text:span></text:p>
      <text:p text:style-name="Standard"><text:span text:style-name="T1">Varangerfjorden. Illustrasjonsbilde. </text:span></text:p>
      <text:p text:style-name="Standard"><text:span text:style-name="T1">Formidling av litteratur på kvensk og finsk overfor barn og unge er svært viktig. Her fra finskavdelinga ved Finnmark fylkesbibliotek. </text:span></text:p>
      <text:p text:style-name="Standard"><text:span text:style-name="T1">I Østervågen i Vardø var innbyggere med finsk bakgrunn sterkt representert. Ronthigården, oppført i 1865-66 av fisker Thomas Jacobsen, og med navn fra senere eier Johan Henrik Ronthi fra Kuusamo, er et eksempel på dette. Gården var den største leiegården i Østervågen og de fleste beboerne var av finsk opprinnelse. Ronthigården inngår nå i et formidlingsprosjekt om restaurering og sikring av eldre bebyggelse i regi av Vardø Restored i samarbeid med Varanger museum avd. Vardø og Vardøhus museumsforening. </text:span></text:p>
      <text:p text:style-name="Standard"><text:span text:style-name="T2">Tradisjonshåndverker Arne Graven restaurerer fjøs i Repokoski, Porsanger kommune. I følge skriftlige kilder har fjøsen vært i bruk allerede på 1700-tallet. Foto: Synnøve Thingnæs / Marit Reiersen</text:span></text:p>
      <text:p text:style-name="Standard"><text:span text:style-name="T1">Laksegamme i Surbukt, Porsanger kommune. Foto: Synnøve Thingnæs / Marit Reiersen</text:span></text:p>
      <text:p text:style-name="Standard"><text:span text:style-name="T1">Del av utstillinga om Varanger-hus ved Vadsø museum – Ruija kvenmuseum. .</text:span></text:p>
      <text:p text:style-name="Standard"><text:span text:style-name="T1">Detalj fra Tuomainengården i Vadsø kommune. </text:span></text:p>
      <text:p text:style-name="Standard"><text:span text:style-name="T1">Kvensk/norskfinsk byggestil er en del av den kvenske/norskfinske immaterielle kulturarven. Her fra utstillinga om Varanger-hus ved Vadsø museum – Ruija kvenmuseum. </text:span></text:p>
      <text:p text:style-name="Standard"><text:span text:style-name="T1">Stedsnavn er også immateriell kulturarv som det er viktig å synliggjøre. Her et trespråklig veiskilt fra Vadsø kommune. </text:span></text:p>
      <text:p text:style-name="Standard"><text:bookmark-start text:name="OLE_LINK1"/><text:bookmark-start text:name="OLE_LINK2"/><text:span text:style-name="T1">Stedsnavn på kvensk pryder utsiden av Vadsø museum – Ruija kvenmuseum. </text:span><text:bookmark-end text:name="OLE_LINK1"/><text:bookmark-end text:name="OLE_LINK2"/></text:p>
      <text:p text:style-name="Standard"><text:span text:style-name="T1">Illustrasjonsbilde.</text:span></text:p>
      <text:p text:style-name="Standard"><text:span text:style-name="T1">Bruk av sosiale medier kan være en enkel og effektiv måte å synliggjøre kvensk/norskfinsk kultur og samfunnsliv på. Her fra markering av Kvenfolkets dag 2018 i Sentraladministrasjonen i Finnmark fylkeskommune. Foto: FFK</text:span></text:p>
      <text:p text:style-name="Standard"><text:soft-page-break/><text:span text:style-name="T1">Altaskifer på Pæskatun. <text:s/>Trond Strifeldt viser kutting av skifer. Foto: Synnøve Thingnæs / Marit Reiersen</text:span></text:p>
      <text:p text:style-name="Standard"><text:span text:style-name="T1">Skiferhytter på Pæskatun. Hyttene er flyttet, de stod opprinnelig ved skiferbruddene og ble brukt både til å bo og arbeide i. Foto: Synnøve Thingnæs / Marit Reiersen</text:span></text:p>
      <text:p text:style-name="Standard"><text:span text:style-name="T1">Innvandrermonumentet i Vadsø av kunstneren Ensio Seppänen. 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nb" fo:country="NO" style:letter-kerning="false" style:font-name-asian="Times New Roman1" style:font-size-asian="10pt" style:language-asian="nb" style:country-asian="NO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1pt" fo:language="nb" fo:country="NO" style:letter-kerning="false" style:font-name-asian="Times New Roman1" style:font-size-asian="10pt" style:language-asian="nb" style:country-asian="NO" style:font-name-complex="Times New Roman1" style:font-size-complex="10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Merknadstekst_20_Tegn" style:display-name="Merknadstekst Tegn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F" style:font-family-generic-complex="system" style:font-pitch-complex="variable"/>
    </style:style>
    <style:style style:name="Kommentaremne_20_Tegn" style:display-name="Kommentaremne Tegn" style:family="text" style:parent-style-name="Merknadstekst_20_Tegn">
      <style:text-properties style:font-name="Calibri" fo:font-family="Calibri" style:font-family-generic="roman" style:font-pitch="variable" fo:font-weight="bold" style:font-name-asian="Calibri1" style:font-family-asian="Calibri" style:font-family-generic-asian="system" style:font-pitch-asian="variable" style:language-asian="en" style:country-asian="US" style:font-weight-asian="bold" style:font-name-complex="F" style:font-family-generic-complex="system" style:font-pitch-complex="variable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1.244cm" fo:margin-left="1.24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1.244cm" fo:margin-left="1.24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.54cm" fo:margin-bottom="1.249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Bilde 1" text:anchor-type="as-char" svg:width="15.24cm" svg:height="1.141cm" draw:z-index="1"><draw:image xlink:href="Pictures/10000201000008DE000000AAE1484D2DBDF03D25.png" xlink:type="simple" xlink:show="embed" xlink:actuate="onLoad" loext:mime-type="image/png"/><svg:desc>bred_osoite1_vari</svg:desc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irjo Paavalniemi</meta:initial-creator>
    <dc:creator>Thomas Brevik Kjærstad</dc:creator>
    <meta:editing-cycles>17</meta:editing-cycles>
    <meta:print-date>2007-06-07T11:27:00</meta:print-date>
    <meta:creation-date>2018-12-13T11:38:00</meta:creation-date>
    <dc:date>2020-12-10T07:47:00</dc:date>
    <meta:editing-duration>PT37M</meta:editing-duration>
    <meta:generator>LibreOffice/6.4.6.2$Linux_X86_64 LibreOffice_project/40$Build-2</meta:generator>
    <meta:document-statistic meta:table-count="0" meta:image-count="1" meta:object-count="0" meta:page-count="2" meta:paragraph-count="29" meta:word-count="401" meta:character-count="2849" meta:non-whitespace-character-count="2453"/>
    <meta:user-defined meta:name="AppVersion">16.0000</meta:user-defined>
    <meta:user-defined meta:name="Company">Kvensk Institutt</meta:user-defined>
    <meta:user-defined meta:name="ContentTypeId">0x0101002F0F72F23DC7DC448F06EE35058A96C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word-mal.dotx" xlink:href=""/>
  </office:meta>
</office:document-meta>
</file>